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57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29.28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97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4.75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103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gr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riorit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MD – Multithreading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3:.C12]; &quot;&lt;&gt;''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3:.C12]; &quot;=exact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3:.C12]; &quot;=difficult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ThreadSafeSingletonRu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ynchronizedStaticDateFormatterRu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Performanc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15:.C44]; &quot;&lt;&gt;''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15:.C44]; &quot;=exact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15:.C44]; 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fyStartsWith</text:p>
          </table:table-cell>
          <table:table-cell/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Error Pron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47:.C143]; &quot;&lt;&gt;''&quot;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Exact:</text:p>
          </table:table-cell>
          <table:table-cell table:formula="of:=COUNTIF([.C47:.C143]; &quot;=exact&quot;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Difficult:</text:p>
          </table:table-cell>
          <table:table-cell table:formula="of:=COUNTIF([.C47:.C143]; &quot;=difficult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Nu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Slf4jMessage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erIsNotStatic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</table:table>
      <table:table table:name="SeiCert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Lev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le 06 – Methods (MET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3:.C16];&quot;&lt;&gt;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T00-J.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3:.C16];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T01-J. Never use assertions to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ct:</text:p>
          </table:table-cell>
          <table:table-cell table:formula="of:=COUNTIF( [.C3:.C16];&quot;=exact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T02-J. Do not use deprecated or obsolete classes or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3-J. Methods that perform a security check must be declared private or fi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4-J. Do not increase the accessibility of overridden or hidden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5-J. Ensure that constructors do not call overridable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6-J. Do not invoke overridable methods in clone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7-J. Never declare a class method that hides a method declared in a superclass or 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8-J. Preserve the equality contract when overriding the equals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9-J. Classes that define an equals() method must also define a hashCode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0-J. Follow the general contract when implementing the compareTo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1-J. Ensure that keys used in comparison operations are immu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2-J. Do not use finaliz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3-J. Do not assume that reassigning method arguments modifies the calling environ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5. Object Orientation (OBJ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9:.C32];&quot;&lt;&gt;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01-J. Limit accessibility of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9:.C32];&quot;=difficult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BJ02-J. Preserve dependencies in subclasses when changing superclass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19:.C32];&quot;=exac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03-J. Prevent heap pol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4-J. Provide mutable classes with copy functionality to safely allow passing instances to untrusted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5-J. Do not return references to private mutable class memb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6-J. Defensively copy mutable inputs and mutable internal component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7-J. Sensitive classes must not let themselves be cop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8-J. Do not expose private members of an outer class from within a nested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09-J. Compare classes and not class na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0-J. Do not use public static nonfinal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1-J. Be wary of letting constructors throw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2-J. Respect object-based annot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13-J. Ensure that references to mutable objects are not exp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4-J. Do not use an object that has been fre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10. Thread APIs (THI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35:.C40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00-J. Do not invoke Thread.run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35:.C40];&quot;=difficult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01-J. Do not invoke ThreadGroup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35:.C40];&quot;=exac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02-J. Notify all waiting threads rather than a single thr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03-J. Always invoke wait() and await() methods inside a 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04-J. Ensure that threads performing blocking operations can be termina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05-J. Do not use Thread.stop() to terminate 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10. Thread Pools (TPS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43:.C47];&quot;&lt;&gt;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PS00-J. Use thread pools to enable graceful degradation of service during traffic burs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43:.C47];&quot;=difficul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PS01-J. Do not execute interdependent tasks in a bounded thread p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43:.C47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S02-J. Ensure that tasks submitted to a thread pool are interrupt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03-J. Ensure that tasks executing in a thread pool do not fail silen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04-J. Ensure ThreadLocal variables are reinitialized when using thread poo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0. Input Validation and Data Sanitization (IDS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50:.C65];&quot;&lt;&g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DS00-J. Prevent SQL inje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50:.C65];&quot;=difficult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DS01-J. Normalize strings before validating th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ct:</text:p>
          </table:table-cell>
          <table:table-cell table:formula="of:=COUNTIF( [.C50:.C65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S02-J. Canonicalize path names before validating th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03-J. Do not log unsanitized user 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04-J. Safely extract files from ZipInputStre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05-J. Use a safe subset of ASCII for file and path na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06-J. Exclude unsanitized user input from format strin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07-J. Sanitize untrusted data passed to the Runtime.exec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08-J. Sanitize untrusted data included in a regular ex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09-J. Specify an appropriate locale when comparing locale-dependent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10-J. Don't form strings containing partial charac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11-J. Perform any string modifications before valid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13-J. Use compatible character encodings on both sides of file or network 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15-J. Do not allow sensitive information to leak outside a trust bou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16-J. Prevent XML Inj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17-J. Prevent XML External Entity Atta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1. Declarations and Initialization (DCL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68:.C70];&quot;&lt;&gt;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CL00-J. Prevent class initialization cyc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68:.C70];&quot;=difficult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CL01-J. Do not reuse public identifiers from the Java Standard Libr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68:.C70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L02-J. Do not modify the collection's elements during an enhanced for stat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2. Expressions (EXP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73:.C80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00-J. Do not ignore values returned by method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73:.C80];&quot;=difficul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01-J. Do not use a null in a case where an object is requi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73:.C80];&quot;=exact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02-J. Do not use the Object.equals() method to compare two array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03-J. Do not use the equality operators when comparing values of boxed primitiv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04-J. Do not pass arguments to certain Java Collections Framework methods that are a different type than the collection parameter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05-J. Do not follow a write by a subsequent write or read of the same object within an expres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06-J. Expressions used in assertions must not produce side effe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07-J. Prevent loss of useful data due to weak referen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3. Numeric Types and Operations (NUM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83:.C95];&quot;&lt;&gt;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00-J. Detect or prevent integer overflow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83:.C95];&quot;=difficult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UM01-J. Do not perform bitwise and arithmetic operations on the same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83:.C95];&quot;=exact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02-J. Ensure that division and remainder operations do not result in divide-by-zero 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3-J. Use integer types that can fully represent the possible range of unsigned d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4-J. Do not use floating-point numbers if precise computation is requiredIr para o final dos metad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07-J. Do not attempt comparisons with N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8-J. Check floating-point inputs for exceptional valu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9-J. Do not use floating-point variables as loop cou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0-J. Do not construct BigDecimal objects from floating-point liter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1-J. Do not compare or inspect the string representation of floating-point va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2-J. Ensure conversions of numeric types to narrower types do not result in lost or misinterpreted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3-J. Avoid loss of precision when converting primitive integers to floating-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4-J. Use shift operators correc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4. Characters and Strings (STR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98:.C102];&quot;&lt;&gt;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00-J. Don't form strings containing partial characters from variable-width encodin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98:.C102];&quot;=difficul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01-J. Do not assume that a Java char fully represents a Unicode code 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98:.C102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02-J. Specify an appropriate locale when comparing locale-dependent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03-J. Do not encode noncharacter data as a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04-J. Use compatible character encodings when communicating string data between JV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7. Exceptional Behavior (ERR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05:.C114];&quot;&lt;&gt;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R00-J. Do not suppress or ignore checked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05:.C114];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R01-J. Do not allow exceptions to expose sensitiv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105:.C114];&quot;=exact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R02-J. Prevent exceptions while logging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3-J. Restore prior object state on method fail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4-J. Do not complete abruptly from a finally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5-J. Do not let checked exceptions escape from a finally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6-J. Do not throw undeclared checked excep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7-J. Do not throw RuntimeException, Exception, or Throw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8-J. Do not catch NullPointerException or any of its ancestor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9-J. Do not allow untrusted code to terminate the J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8. Visibility and Atomicity (VNA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17:.C122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NA00-J. Ensure visibility when accessing shared primitive variab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17:.C122];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NA01-J. Ensure visibility of shared references to immutable obje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ct:</text:p>
          </table:table-cell>
          <table:table-cell table:formula="of:=COUNTIF( [.C117:.C122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A02-J. Ensure that compound operations on shared variables are ato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A03-J. Do not assume that a group of calls to independently atomic methods is ato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A04-J. Ensure that calls to chained methods are atom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A05-J. Ensure atomicity when reading and writing 64-bit va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6:51:57.6137502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25:02.467588795</meta:creation-date>
    <dc:date>2019-05-19T16:53:34.083350906</dc:date>
    <meta:editing-duration>PT4H44S</meta:editing-duration>
    <meta:editing-cycles>17</meta:editing-cycles>
    <meta:generator>LibreOffice/6.0.7.3$Linux_X86_64 LibreOffice_project/00m0$Build-3</meta:generator>
    <meta:document-statistic meta:table-count="2" meta:cell-count="974" meta:object-count="0"/>
  </office:meta>
</office:document-meta>
</file>